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200399" officeooo:paragraph-rsid="00200399"/>
    </style:style>
    <style:style style:name="P2" style:family="paragraph" style:parent-style-name="Text_20_body">
      <style:text-properties officeooo:rsid="00225c7d" officeooo:paragraph-rsid="00225c7d"/>
    </style:style>
    <style:style style:name="P3" style:family="paragraph" style:parent-style-name="Text_20_body">
      <style:text-properties officeooo:paragraph-rsid="002455d6"/>
    </style:style>
    <style:style style:name="P4" style:family="paragraph" style:parent-style-name="Text_20_body">
      <style:text-properties officeooo:rsid="001f6d37" officeooo:paragraph-rsid="001f6d37"/>
    </style:style>
    <style:style style:name="P5" style:family="paragraph" style:parent-style-name="Text_20_body" style:list-style-name="L1">
      <style:text-properties officeooo:rsid="001f6d37" officeooo:paragraph-rsid="001f6d37"/>
    </style:style>
    <style:style style:name="P6" style:family="paragraph" style:parent-style-name="Text_20_body" style:list-style-name="L2">
      <style:text-properties officeooo:rsid="00200399" officeooo:paragraph-rsid="00200399"/>
    </style:style>
    <style:style style:name="P7" style:family="paragraph" style:parent-style-name="Text_20_body">
      <style:text-properties officeooo:rsid="00209bd6" officeooo:paragraph-rsid="002939e7"/>
    </style:style>
    <style:style style:name="P8" style:family="paragraph" style:parent-style-name="Text_20_body" style:list-style-name="L3">
      <style:text-properties officeooo:paragraph-rsid="002939e7"/>
    </style:style>
    <style:style style:name="P9" style:family="paragraph" style:parent-style-name="Text_20_body" style:list-style-name="L4">
      <style:text-properties officeooo:rsid="002939e7" officeooo:paragraph-rsid="002939e7"/>
    </style:style>
    <style:style style:name="P10" style:family="paragraph" style:parent-style-name="Text_20_body">
      <style:text-properties officeooo:paragraph-rsid="002939e7"/>
    </style:style>
    <style:style style:name="P11" style:family="paragraph" style:parent-style-name="Text_20_body" style:list-style-name="L4">
      <style:text-properties officeooo:paragraph-rsid="002939e7"/>
    </style:style>
    <style:style style:name="P12" style:family="paragraph" style:parent-style-name="Text_20_body">
      <style:text-properties officeooo:paragraph-rsid="002c1b4d"/>
    </style:style>
    <style:style style:name="T1" style:family="text">
      <style:text-properties officeooo:rsid="001f6d37"/>
    </style:style>
    <style:style style:name="T2" style:family="text">
      <style:text-properties officeooo:rsid="00200399"/>
    </style:style>
    <style:style style:name="T3" style:family="text">
      <style:text-properties officeooo:rsid="0022ac5c"/>
    </style:style>
    <style:style style:name="T4" style:family="text">
      <style:text-properties officeooo:rsid="002455d6"/>
    </style:style>
    <style:style style:name="T5" style:family="text">
      <style:text-properties officeooo:rsid="0025db34"/>
    </style:style>
    <style:style style:name="T6" style:family="text">
      <style:text-properties officeooo:rsid="0027402e"/>
    </style:style>
    <style:style style:name="T7" style:family="text">
      <style:text-properties officeooo:rsid="0029191c"/>
    </style:style>
    <style:style style:name="T8" style:family="text">
      <style:text-properties officeooo:rsid="002939e7"/>
    </style:style>
    <style:style style:name="T9" style:family="text">
      <style:text-properties officeooo:rsid="00209bd6"/>
    </style:style>
    <style:style style:name="T10" style:family="text">
      <style:text-properties officeooo:rsid="002984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h text:style-name="Heading_20_2" text:outline-level="2">Développement du CdCF</text:h>
      <text:p text:style-name="P4">La démarche de cette analyse fonctionnelle suive les étapes suivantes [Cahier des charges fonctionnel, ZANIN Jean-Pierre, TIP083WEB - "Conception et Production", <text:span text:style-name="T6">1997,Editions T.I. | Techniques de l'Ingénieur</text:span>] :</text:p>
      <text:list xml:id="list2072402511" text:style-name="L1">
        <text:list-item>
          <text:p text:style-name="P5">définition de l’environnement</text:p>
        </text:list-item>
        <text:list-item>
          <text:p text:style-name="P5">établissement de liens entre</text:p>
          <text:list>
            <text:list-item>
              <text:p text:style-name="P5">le système roue équipée et l’environnement </text:p>
            </text:list-item>
            <text:list-item>
              <text:p text:style-name="P5">le système soue équipée et les autre sous-systèmes</text:p>
            </text:list-item>
            <text:list-item>
              <text:p text:style-name="P5">les pièces qui forment l’assemblage du système roue équipée</text:p>
            </text:list-item>
          </text:list>
        </text:list-item>
        <text:list-item>
          <text:p text:style-name="P5">expression des fonctions/contraintes <text:span text:style-name="T2">pour chaque fonction identifié</text:span></text:p>
        </text:list-item>
      </text:list>
      <text:h text:style-name="Heading_20_2" text:outline-level="2"><text:span text:style-name="T1">S</text:span>chéma des liens</text:h>
      <text:p text:style-name="P1">Fig 1 et Fig 2 représentent :</text:p>
      <text:list xml:id="list1549077925" text:style-name="L2">
        <text:list-item>
          <text:p text:style-name="P6">en pointillé <text:span text:style-name="T7">et par couleur différents</text:span> le sous-systèmes</text:p>
        </text:list-item>
        <text:list-item>
          <text:p text:style-name="P6">en gris les pièces traditionnellement achetés </text:p>
        </text:list-item>
        <text:list-item>
          <text:p text:style-name="P6">en <text:span text:style-name="T7">couleur</text:span> les pièces à concevoir : <text:span text:style-name="T7">moyeu et porte-moyeu</text:span></text:p>
        </text:list-item>
        <text:list-item>
          <text:p text:style-name="P6">dans les rhombes les paramètres liés à l’environnement physique </text:p>
        </text:list-item>
      </text:list>
      <text:p text:style-name="P7">Les flèches symbolisent les liens entre pièces, sous-systèmes et environnement et <text:span text:style-name="T8">sont : </text:span></text:p>
      <text:list xml:id="list2608204572" text:style-name="L3">
        <text:list-item>
          <text:p text:style-name="P8"><text:span text:style-name="T9">numérotées selon le deux premières niveau de la numérotation des fonctionnalités décrite dans la section suivante</text:span></text:p>
        </text:list-item>
        <text:list-item>
          <text:p text:style-name="P8"><text:span text:style-name="T8">orientées par rapport à la structure sujet – verbe (fonctionnalité) – complément</text:span></text:p>
        </text:list-item>
      </text:list>
      <text:p text:style-name="P10"><text:span text:style-name="T8">L’intérêt de ces graphes est:</text:span></text:p>
      <text:list xml:id="list2263969113" text:style-name="L4">
        <text:list-item>
          <text:p text:style-name="P11"><text:span text:style-name="T10">de pouvoir repérer de façon graphique les ‘liens fonctionnels’ entre pièces, sous-systèmes et environnement pour en suite le chercher dans le tableau correspondante et accéder au détail de chaque fonctionnalité</text:span></text:p>
        </text:list-item>
        <text:list-item>
          <text:p text:style-name="P9"><text:span text:style-name="T10">d’</text:span>obtenir les <text:span text:style-name="T10">acteurs d’une fonctionnalité donnée </text:span>en partant d’une ligne du tableau détaillé des fonctionnalités</text:p>
        </text:list-item>
      </text:list>
      <text:h text:style-name="Heading_20_2" text:outline-level="2"><text:span text:style-name="T5">N</text:span>umérotation des fonctionnalités et leur <text:span text:style-name="T4">prépondérance</text:span> </text:h>
      <text:p text:style-name="P2">Les tableaux ci-dessous numérotent les fonctionnalités identifiées <text:span text:style-name="T3">selon trois niveaux de détail.D’une part le première niveau correspond à une fonction principale (FP), d’autre part le deux niveaux qui suivent découpent chaque FP en plusieurs fonctionnalités également à vérifier. Dans ce première niveau la valeur 0 indique toute simplement la fonction principale majeure relative au CdCF correspondant. On remarque que différents fonctions peuvent ne pas avoir le même niveau de détail.</text:span></text:p>
      <text:p text:style-name="P12"><text:span text:style-name="T4">Exemple : dans le CdCF de la roue équipée avant la fonction principale majeure F0 se décompose en F1, F2, F3 et F4. F2, par exemple, correspond à un sous-CdCF qui a comme fonction principale majeure F10. F10 se décompose à la fois en F11, F12, … F11 est ‘</text:span>fixer la jante au moyeu <text:span text:style-name="T4">’ et est composé par F111 et F112. 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25T17:36:29.176746352</meta:creation-date>
    <dc:date>2019-05-26T17:39:02.832789686</dc:date>
    <dc:creator>Michele SCHIO</dc:creator>
    <meta:editing-duration>PT23M22S</meta:editing-duration>
    <meta:editing-cycles>9</meta:editing-cycles>
    <meta:generator>LibreOffice/6.2.2.2$Linux_X86_64 LibreOffice_project/2b840030fec2aae0fd2658d8d4f9548af4e3518d</meta:generator>
    <meta:document-statistic meta:table-count="0" meta:image-count="0" meta:object-count="0" meta:page-count="1" meta:paragraph-count="24" meta:word-count="353" meta:character-count="2297" meta:non-whitespace-character-count="1974"/>
  </office:meta>
</office:document-meta>
</file>